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officeooo:rsid="000da610" officeooo:paragraph-rsid="000da610"/>
    </style:style>
    <style:style style:name="P2" style:family="paragraph" style:parent-style-name="Standard">
      <style:text-properties style:font-name="FreeMono" fo:font-weight="bold" officeooo:rsid="000da610" officeooo:paragraph-rsid="000da610" style:font-weight-asian="bold" style:font-weight-complex="bold"/>
    </style:style>
    <style:style style:name="P3" style:family="paragraph" style:parent-style-name="Standard">
      <style:text-properties style:font-name="FreeMono" fo:font-weight="bold" officeooo:rsid="000f33bd" officeooo:paragraph-rsid="000f33bd" style:font-weight-asian="bold" style:font-weight-complex="bold"/>
    </style:style>
    <style:style style:name="P4" style:family="paragraph" style:parent-style-name="Standard">
      <style:text-properties style:font-name="FreeMono" fo:font-weight="bold" officeooo:rsid="0010f505" officeooo:paragraph-rsid="0010f505" style:font-weight-asian="bold" style:font-weight-complex="bold"/>
    </style:style>
    <style:style style:name="P5" style:family="paragraph" style:parent-style-name="Standard">
      <style:text-properties style:font-name="FreeMono" fo:font-weight="bold" officeooo:rsid="00166c06" officeooo:paragraph-rsid="00166c06" style:font-weight-asian="bold" style:font-weight-complex="bold"/>
    </style:style>
    <style:style style:name="P6" style:family="paragraph" style:parent-style-name="Standard">
      <style:text-properties style:font-name="FreeMono" fo:font-weight="bold" officeooo:rsid="00185663" officeooo:paragraph-rsid="00185663" style:font-weight-asian="bold" style:font-weight-complex="bold"/>
    </style:style>
    <style:style style:name="P7" style:family="paragraph" style:parent-style-name="Standard">
      <style:text-properties style:font-name="FreeMono" fo:font-weight="bold" officeooo:rsid="001af75a" officeooo:paragraph-rsid="001af75a" style:font-weight-asian="bold" style:font-weight-complex="bold"/>
    </style:style>
    <style:style style:name="P8" style:family="paragraph" style:parent-style-name="Standard">
      <style:text-properties style:font-name="FreeMono" fo:font-weight="bold" officeooo:rsid="002384de" officeooo:paragraph-rsid="002384de" style:font-weight-asian="bold" style:font-weight-complex="bold"/>
    </style:style>
    <style:style style:name="P9" style:family="paragraph" style:parent-style-name="Standard">
      <style:text-properties style:font-name="FreeMono" fo:font-weight="bold" officeooo:rsid="002141db" officeooo:paragraph-rsid="002141db" style:font-weight-asian="bold" style:font-weight-complex="bold"/>
    </style:style>
    <style:style style:name="P10" style:family="paragraph" style:parent-style-name="Standard">
      <style:text-properties style:font-name="FreeMono" fo:font-weight="bold" officeooo:rsid="001fd4a8" officeooo:paragraph-rsid="001fd4a8" style:font-weight-asian="bold" style:font-weight-complex="bold"/>
    </style:style>
    <style:style style:name="P11" style:family="paragraph" style:parent-style-name="Standard">
      <style:text-properties style:font-name="FreeMono" fo:font-weight="bold" officeooo:rsid="001e9a27" officeooo:paragraph-rsid="001e9a27" style:font-weight-asian="bold" style:font-weight-complex="bold"/>
    </style:style>
    <style:style style:name="P12" style:family="paragraph" style:parent-style-name="Standard">
      <style:text-properties style:font-name="FreeMono" officeooo:rsid="000f33bd" officeooo:paragraph-rsid="000f33bd"/>
    </style:style>
    <style:style style:name="P13" style:family="paragraph" style:parent-style-name="Standard">
      <style:text-properties style:font-name="FreeMono" officeooo:rsid="0010f505" officeooo:paragraph-rsid="0010f505"/>
    </style:style>
    <style:style style:name="P14" style:family="paragraph" style:parent-style-name="Standard">
      <style:text-properties style:font-name="FreeMono" officeooo:rsid="0011fd67" officeooo:paragraph-rsid="0011fd67"/>
    </style:style>
    <style:style style:name="P15" style:family="paragraph" style:parent-style-name="Standard">
      <style:text-properties style:font-name="FreeMono" officeooo:rsid="0011fd67" officeooo:paragraph-rsid="00185663"/>
    </style:style>
    <style:style style:name="P16" style:family="paragraph" style:parent-style-name="Standard">
      <style:text-properties style:font-name="FreeMono" officeooo:rsid="0013681d" officeooo:paragraph-rsid="0013681d"/>
    </style:style>
    <style:style style:name="P17" style:family="paragraph" style:parent-style-name="Standard">
      <style:text-properties style:font-name="FreeMono" officeooo:rsid="0014dec3" officeooo:paragraph-rsid="0014dec3"/>
    </style:style>
    <style:style style:name="P18" style:family="paragraph" style:parent-style-name="Standard">
      <style:text-properties style:font-name="FreeMono" officeooo:rsid="00166c06" officeooo:paragraph-rsid="00166c06"/>
    </style:style>
    <style:style style:name="P19" style:family="paragraph" style:parent-style-name="Standard">
      <style:text-properties style:font-name="FreeMono" officeooo:rsid="0016f755" officeooo:paragraph-rsid="0016f755"/>
    </style:style>
    <style:style style:name="P20" style:family="paragraph" style:parent-style-name="Standard">
      <style:text-properties style:font-name="FreeMono" officeooo:rsid="0016f755" officeooo:paragraph-rsid="00185663"/>
    </style:style>
    <style:style style:name="P21" style:family="paragraph" style:parent-style-name="Standard">
      <style:text-properties style:font-name="FreeMono" officeooo:rsid="0016f755" officeooo:paragraph-rsid="001af75a"/>
    </style:style>
    <style:style style:name="P22" style:family="paragraph" style:parent-style-name="Standard">
      <style:text-properties style:font-name="FreeMono" officeooo:rsid="00185663" officeooo:paragraph-rsid="00185663"/>
    </style:style>
    <style:style style:name="P23" style:family="paragraph" style:parent-style-name="Standard">
      <style:text-properties style:font-name="FreeMono" officeooo:rsid="0018faa5" officeooo:paragraph-rsid="0018faa5"/>
    </style:style>
    <style:style style:name="P24" style:family="paragraph" style:parent-style-name="Standard">
      <style:text-properties style:font-name="FreeMono" officeooo:rsid="001af75a" officeooo:paragraph-rsid="001af75a"/>
    </style:style>
    <style:style style:name="P25" style:family="paragraph" style:parent-style-name="Standard">
      <style:text-properties style:font-name="FreeMono" officeooo:rsid="001e9a27" officeooo:paragraph-rsid="001e9a27"/>
    </style:style>
    <style:style style:name="P26" style:family="paragraph" style:parent-style-name="Standard">
      <style:text-properties style:font-name="FreeMono" officeooo:rsid="001fd4a8" officeooo:paragraph-rsid="001fd4a8"/>
    </style:style>
    <style:style style:name="P27" style:family="paragraph" style:parent-style-name="Standard">
      <style:text-properties style:font-name="FreeMono" officeooo:rsid="002141db" officeooo:paragraph-rsid="002141db"/>
    </style:style>
    <style:style style:name="P28" style:family="paragraph" style:parent-style-name="Standard">
      <style:text-properties style:font-name="FreeMono" officeooo:rsid="0021e48d" officeooo:paragraph-rsid="0021e48d"/>
    </style:style>
    <style:style style:name="P29" style:family="paragraph" style:parent-style-name="Standard">
      <style:text-properties style:font-name="FreeMono" officeooo:rsid="002384de" officeooo:paragraph-rsid="002384de"/>
    </style:style>
    <style:style style:name="P30" style:family="paragraph" style:parent-style-name="Standard">
      <style:paragraph-properties fo:padding="0.0201in" fo:border="0.26pt solid #000000" style:shadow="none"/>
      <style:text-properties style:font-name="FreeMono" officeooo:rsid="001e9a27" officeooo:paragraph-rsid="001e9a27"/>
    </style:style>
    <style:style style:name="P31" style:family="paragraph" style:parent-style-name="Standard">
      <style:paragraph-properties fo:padding="0.0201in" fo:border="0.26pt solid #000000" style:shadow="none"/>
      <style:text-properties style:font-name="FreeMono" fo:font-size="10pt" officeooo:rsid="0021e48d" officeooo:paragraph-rsid="0021e48d" style:font-size-asian="10pt" style:font-size-complex="10pt"/>
    </style:style>
    <style:style style:name="P32" style:family="paragraph" style:parent-style-name="Standard">
      <style:paragraph-properties fo:padding="0.0201in" fo:border="0.26pt solid #000000" style:shadow="none"/>
      <style:text-properties style:font-name="FreeMono" fo:font-size="10pt" officeooo:rsid="002384de" officeooo:paragraph-rsid="002384de" style:font-size-asian="10pt" style:font-size-complex="10pt"/>
    </style:style>
    <style:style style:name="P33" style:family="paragraph" style:parent-style-name="Standard">
      <style:paragraph-properties fo:padding="0.0201in" fo:border="0.26pt solid #000000" style:shadow="none"/>
      <style:text-properties style:font-name="FreeMono" fo:font-size="10pt" officeooo:rsid="002141db" officeooo:paragraph-rsid="002141db" style:font-size-asian="10pt" style:font-size-complex="10pt"/>
    </style:style>
    <style:style style:name="P34" style:family="paragraph" style:parent-style-name="Standard">
      <style:paragraph-properties fo:padding="0.0201in" fo:border="0.26pt solid #000000" style:shadow="none"/>
      <style:text-properties style:font-name="FreeMono" fo:font-size="10pt" officeooo:rsid="001fd4a8" officeooo:paragraph-rsid="001fd4a8" style:font-size-asian="10pt" style:font-size-complex="10pt"/>
    </style:style>
    <style:style style:name="P35" style:family="paragraph" style:parent-style-name="Standard">
      <style:paragraph-properties fo:padding="0.0201in" fo:border="0.26pt solid #000000" style:shadow="none"/>
      <style:text-properties style:font-name="FreeMono" fo:font-size="10pt" officeooo:rsid="001e9a27" officeooo:paragraph-rsid="001e9a27" style:font-size-asian="10pt" style:font-size-complex="10pt"/>
    </style:style>
    <style:style style:name="P36" style:family="paragraph" style:parent-style-name="Standard">
      <style:paragraph-properties fo:padding="0.0201in" fo:border="0.26pt solid #000000" style:shadow="none"/>
      <style:text-properties style:font-name="FreeMono" officeooo:rsid="002141db" officeooo:paragraph-rsid="002141db"/>
    </style:style>
    <style:style style:name="P37" style:family="paragraph" style:parent-style-name="Standard">
      <style:paragraph-properties fo:break-before="page"/>
      <style:text-properties style:font-name="FreeMono" fo:font-weight="bold" officeooo:rsid="00166c06" officeooo:paragraph-rsid="00166c06" style:font-weight-asian="bold" style:font-weight-complex="bold"/>
    </style:style>
    <style:style style:name="T1" style:family="text">
      <style:text-properties officeooo:rsid="000f33bd"/>
    </style:style>
    <style:style style:name="T2" style:family="text">
      <style:text-properties fo:font-size="10pt" style:font-size-asian="10pt" style:font-size-complex="10pt"/>
    </style:style>
    <style:style style:name="T3" style:family="text">
      <style:text-properties officeooo:rsid="0013681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14dec3" style:font-style-asian="normal" style:font-weight-asian="normal" style:font-style-complex="normal" style:font-weight-complex="normal"/>
    </style:style>
    <style:style style:name="T8" style:family="text">
      <style:text-properties fo:font-style="normal" fo:font-weight="normal" officeooo:rsid="00166c06" style:font-style-asian="normal" style:font-weight-asian="normal" style:font-style-complex="normal" style:font-weight-complex="normal"/>
    </style:style>
    <style:style style:name="T9" style:family="text">
      <style:text-properties fo:font-weight="normal" style:font-weight-asian="normal" style:font-weight-complex="normal"/>
    </style:style>
    <style:style style:name="T10" style:family="text">
      <style:text-properties officeooo:rsid="0014dec3"/>
    </style:style>
    <style:style style:name="T11" style:family="text">
      <style:text-properties officeooo:rsid="00166c06"/>
    </style:style>
    <style:style style:name="T12" style:family="text">
      <style:text-properties officeooo:rsid="0018faa5"/>
    </style:style>
    <style:style style:name="T13" style:family="text">
      <style:text-properties officeooo:rsid="001af75a"/>
    </style:style>
    <style:style style:name="T14" style:family="text">
      <style:text-properties officeooo:rsid="001c3924"/>
    </style:style>
    <style:style style:name="T15" style:family="text">
      <style:text-properties officeooo:rsid="001cf181"/>
    </style:style>
    <style:style style:name="T16" style:family="text">
      <style:text-properties officeooo:rsid="0021c32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CPE 434</text:p>
      <text:p text:style-name="P1">Homework 4</text:p>
      <text:p text:style-name="P1"/>
      <text:p text:style-name="P2">1. What would you have to change to have different size blocks in a single filesystem?</text:p>
      <text:p text:style-name="P1"/>
      <text:p text:style-name="P1">We know that block devices usually present a hardware block size which is optimized to help increase transfer speed for caching files as they are read from the <text:span text:style-name="T1">disk</text:span>. Most filesystems then choose the block sizes based on a multiple of this number, so our block sizes would also have to adhere to this. Once we have that, there are a few hypothetical approaches to implement multiple block sizes. If the task were left to me, I would divide the disk into rings <text:span text:style-name="T1">(subsections of the address space)</text:span> – two as an example – and have each adjacent <text:span text:style-name="T1">section</text:span> carry block sizes twice as large as the previous. The boundaries and corresponding block sizes would be stored in a superblock, and then files could be dispersed to the blocks using a method similar to Linked-List Allocation. <text:span text:style-name="T1">Large files would be written to the chunk of filesystem with larger blocks to save overhead, and smaller files would be written to areas with smaller blocks to decrease wasted space.</text:span></text:p>
      <text:p text:style-name="P1"/>
      <text:p text:style-name="P3">2. What would change if a single file could have different size blocks?</text:p>
      <text:p text:style-name="P12"/>
      <text:p text:style-name="P13">If we could mix the block sizes used to store a file, then I believe the system could provide even better matches to decrease caching overhead and wastes disk space. Typically the front of a file would be stored in larger blocks, and the end of the file's data would be placed in smaller blocks so that the leftover space is minimized.</text:p>
      <text:p text:style-name="P13"/>
      <text:p text:style-name="P4">3a. <text:span text:style-name="T15">Write a small program that creates a file and writes 15 bytes to it containing the numbers 0,1,2,…,14. Close the file and terminate the program. Using the ls-l command, record the entire directory entry for this file.</text:span></text:p>
      <text:p text:style-name="P13"/>
      <text:p text:style-name="P25">source p3a.c:</text:p>
      <text:p text:style-name="P35">#include &lt;stdio.h&gt;</text:p>
      <text:p text:style-name="P35"/>
      <text:p text:style-name="P35">int main ()</text:p>
      <text:p text:style-name="P35">{</text:p>
      <text:p text:style-name="P35"><text:tab/>FILE *fp;</text:p>
      <text:p text:style-name="P35"><text:tab/>char data;</text:p>
      <text:p text:style-name="P35"><text:tab/>int index;</text:p>
      <text:p text:style-name="P35"><text:tab/></text:p>
      <text:p text:style-name="P35"><text:tab/>fp = fopen("p3a.bin","wb");</text:p>
      <text:p text:style-name="P35"><text:tab/>if (!fp)</text:p>
      <text:p text:style-name="P35"><text:tab/>{</text:p>
      <text:p text:style-name="P35"><text:tab/><text:tab/>printf("\nUnable to open file, error.");</text:p>
      <text:p text:style-name="P35"><text:tab/><text:tab/>return 1;</text:p>
      <text:p text:style-name="P35"><text:tab/>}</text:p>
      <text:p text:style-name="P35"/>
      <text:p text:style-name="P35"><text:tab/>printf("Char size: %d", sizeof(char));</text:p>
      <text:p text:style-name="P35"/>
      <text:p text:style-name="P35"><text:tab/>for (index = 0; index &lt; 15; index++)</text:p>
      <text:p text:style-name="P35"><text:tab/>{</text:p>
      <text:p text:style-name="P35"><text:tab/><text:tab/>data = (char)index;</text:p>
      <text:p text:style-name="P35"><text:tab/><text:tab/>fwrite(&amp;data, sizeof(char), 1, fp);</text:p>
      <text:p text:style-name="P35"><text:soft-page-break/><text:tab/>}</text:p>
      <text:p text:style-name="P35"/>
      <text:p text:style-name="P35"><text:tab/>fclose(fp);</text:p>
      <text:p text:style-name="P35"><text:tab/>return 0;</text:p>
      <text:p text:style-name="P35">}</text:p>
      <text:p text:style-name="P13"/>
      <text:p text:style-name="P25">output:</text:p>
      <text:p text:style-name="P30">-rw-r--r-- 1 berocs users <text:s text:c="2"/>15 Nov 10 23:03 p3a.bin</text:p>
      <text:p text:style-name="P13"/>
      <text:p text:style-name="P11">3b. Write a small program that opens the file created in part a and tries to read 32 bytes, one byte at a time. How many bytes can be read from this file. What are the byte contents. Close the file and exit the program.</text:p>
      <text:p text:style-name="P25"/>
      <text:p text:style-name="P26">source p3b.c:</text:p>
      <text:p text:style-name="P34">#include &lt;stdio.h&gt;</text:p>
      <text:p text:style-name="P34"/>
      <text:p text:style-name="P34">int main ()</text:p>
      <text:p text:style-name="P34">{</text:p>
      <text:p text:style-name="P34"><text:tab/>FILE *fp;</text:p>
      <text:p text:style-name="P34"><text:tab/>char data;</text:p>
      <text:p text:style-name="P34"><text:tab/>int index, retval;</text:p>
      <text:p text:style-name="P34"/>
      <text:p text:style-name="P34"><text:tab/>fp = fopen("p3a.bin","rb");</text:p>
      <text:p text:style-name="P34"><text:tab/>if (!fp)</text:p>
      <text:p text:style-name="P34"><text:tab/>{</text:p>
      <text:p text:style-name="P34"><text:tab/><text:tab/>printf("\nUnable to open file, error.");</text:p>
      <text:p text:style-name="P34"><text:tab/><text:tab/>return 1;</text:p>
      <text:p text:style-name="P34"><text:tab/>}</text:p>
      <text:p text:style-name="P34"/>
      <text:p text:style-name="P34"><text:tab/>for (index = 0; index &lt; 32; index++)</text:p>
      <text:p text:style-name="P34"><text:tab/>{</text:p>
      <text:p text:style-name="P34"><text:tab/><text:tab/>retval = fread(&amp;data, sizeof(char), 1, fp);</text:p>
      <text:p text:style-name="P34"><text:tab/><text:tab/>if (retval == 0)</text:p>
      <text:p text:style-name="P34"><text:tab/><text:tab/>{</text:p>
      <text:p text:style-name="P34"><text:tab/><text:tab/><text:tab/>printf("\nRead byte %d. Contents: NULL.", index);</text:p>
      <text:p text:style-name="P34"><text:tab/><text:tab/>} else {</text:p>
      <text:p text:style-name="P34"><text:tab/><text:tab/><text:tab/>printf("\nRead byte %d. Contents: %d.", index, (int)data);</text:p>
      <text:p text:style-name="P34"><text:tab/><text:tab/>}</text:p>
      <text:p text:style-name="P34"><text:tab/>}</text:p>
      <text:p text:style-name="P34"/>
      <text:p text:style-name="P34"><text:tab/>fclose(fp);</text:p>
      <text:p text:style-name="P34"><text:tab/>return 0;</text:p>
      <text:p text:style-name="P34">}</text:p>
      <text:p text:style-name="P25"/>
      <text:p text:style-name="P26">output:</text:p>
      <text:p text:style-name="P34">Read byte 0. Contents: 0.</text:p>
      <text:p text:style-name="P34">Read byte 1. Contents: 1.</text:p>
      <text:p text:style-name="P34">Read byte 2. Contents: 2.</text:p>
      <text:p text:style-name="P34">Read byte 3. Contents: 3.</text:p>
      <text:p text:style-name="P34">Read byte 4. Contents: 4.</text:p>
      <text:p text:style-name="P34">Read byte 5. Contents: 5.</text:p>
      <text:p text:style-name="P34">Read byte 6. Contents: 6.</text:p>
      <text:p text:style-name="P34">Read byte 7. Contents: 7.</text:p>
      <text:p text:style-name="P34">Read byte 8. Contents: 8.</text:p>
      <text:p text:style-name="P34">Read byte 9. Contents: 9.</text:p>
      <text:p text:style-name="P34">Read byte 10. Contents: 10.</text:p>
      <text:p text:style-name="P34">Read byte 11. Contents: 11.</text:p>
      <text:p text:style-name="P34">Read byte 12. Contents: 12.</text:p>
      <text:p text:style-name="P34">Read byte 13. Contents: 13.</text:p>
      <text:p text:style-name="P34">Read byte 14. Contents: 14.</text:p>
      <text:p text:style-name="P34">Read byte 15. Contents: NULL.</text:p>
      <text:p text:style-name="P34">Read byte 16. Contents: NULL.</text:p>
      <text:p text:style-name="P34">Read byte 17. Contents: NULL.</text:p>
      <text:p text:style-name="P34"><text:soft-page-break/>Read byte 18. Contents: NULL.</text:p>
      <text:p text:style-name="P34">Read byte 19. Contents: NULL.</text:p>
      <text:p text:style-name="P34">Read byte 20. Contents: NULL.</text:p>
      <text:p text:style-name="P34">Read byte 21. Contents: NULL.</text:p>
      <text:p text:style-name="P34">Read byte 22. Contents: NULL.</text:p>
      <text:p text:style-name="P34">Read byte 23. Contents: NULL.</text:p>
      <text:p text:style-name="P34">Read byte 24. Contents: NULL.</text:p>
      <text:p text:style-name="P34">Read byte 25. Contents: NULL.</text:p>
      <text:p text:style-name="P34">Read byte 26. Contents: NULL.</text:p>
      <text:p text:style-name="P34">Read byte 27. Contents: NULL.</text:p>
      <text:p text:style-name="P34">Read byte 28. Contents: NULL.</text:p>
      <text:p text:style-name="P34">Read byte 29. Contents: NULL.</text:p>
      <text:p text:style-name="P34">Read byte 30. Contents: NULL.</text:p>
      <text:p text:style-name="P34">Read byte 31. Contents: NULL.</text:p>
      <text:p text:style-name="P13"/>
      <text:p text:style-name="P27">15 bytes can be read.</text:p>
      <text:p text:style-name="P13"/>
      <text:p text:style-name="P10">3c. Write a small program that opens the file created in part a, seeks to byte 0x1000000, and writes 15 bytes containing the values 100,101,…,114. Close the file, exit program. Record output of ls -l.</text:p>
      <text:p text:style-name="P26"/>
      <text:p text:style-name="P26">I'm having trouble interpreting these directions. 0x1000000 → 16777216 in decimal. So you could either mean move to byte number 16777216 in the file, or to the byte at address 0x100000. I assume you mean the hex address.</text:p>
      <text:p text:style-name="P26"/>
      <text:p text:style-name="P27">source p3c.c:</text:p>
      <text:p text:style-name="P33">#include &lt;stdio.h&gt;</text:p>
      <text:p text:style-name="P33"/>
      <text:p text:style-name="P33">int main ()</text:p>
      <text:p text:style-name="P33">{</text:p>
      <text:p text:style-name="P33"><text:tab/>FILE *fp;</text:p>
      <text:p text:style-name="P33"><text:tab/>char data;</text:p>
      <text:p text:style-name="P33"><text:tab/>int index;</text:p>
      <text:p text:style-name="P33"/>
      <text:p text:style-name="P33"><text:tab/>fp = fopen("p3c.bin","<text:span text:style-name="T16">r+</text:span>b");</text:p>
      <text:p text:style-name="P33"><text:tab/>if (!fp)</text:p>
      <text:p text:style-name="P33"><text:tab/>{</text:p>
      <text:p text:style-name="P33"><text:tab/><text:tab/>printf("\nUnable to open file, error.");</text:p>
      <text:p text:style-name="P33"><text:tab/><text:tab/>return 1;</text:p>
      <text:p text:style-name="P33"><text:tab/>}</text:p>
      <text:p text:style-name="P33"/>
      <text:p text:style-name="P33"><text:tab/>fseek(fp, 1000000, SEEK_SET);</text:p>
      <text:p text:style-name="P33"/>
      <text:p text:style-name="P33"><text:tab/>for (index = 100; index &lt; 115; index++)</text:p>
      <text:p text:style-name="P33"><text:tab/>{</text:p>
      <text:p text:style-name="P33"><text:tab/><text:tab/>data = (char)index;</text:p>
      <text:p text:style-name="P33"><text:tab/><text:tab/>fwrite(&amp;data, sizeof(char), 1, fp);</text:p>
      <text:p text:style-name="P33"><text:tab/>}</text:p>
      <text:p text:style-name="P33"/>
      <text:p text:style-name="P33"><text:tab/>fclose(fp);</text:p>
      <text:p text:style-name="P33"><text:tab/>return 0;</text:p>
      <text:p text:style-name="P33">}</text:p>
      <text:p text:style-name="P26"/>
      <text:p text:style-name="P27">output:</text:p>
      <text:p text:style-name="P36">-rw-r--r-- 1 berocs users 1000015 Nov 10 23:21 p3c.bin</text:p>
      <text:p text:style-name="P13"/>
      <text:p text:style-name="P9">3d. Write a small program that opens the file created in a and c above and tried to read 32 bytes, one byte at a time. How many bytes can be read from the file. What are the contents of the bytes.</text:p>
      <text:p text:style-name="P27"/>
      <text:p text:style-name="P28">source:</text:p>
      <text:p text:style-name="P32"><text:soft-page-break/>#include &lt;stdio.h&gt;</text:p>
      <text:p text:style-name="P32"/>
      <text:p text:style-name="P32">int main ()</text:p>
      <text:p text:style-name="P32">{</text:p>
      <text:p text:style-name="P32"><text:tab/>FILE *fp;</text:p>
      <text:p text:style-name="P32"><text:tab/>char data;</text:p>
      <text:p text:style-name="P32"><text:tab/>int index, retval;</text:p>
      <text:p text:style-name="P32"/>
      <text:p text:style-name="P32"><text:tab/>fp = fopen("p3c.bin","rb");</text:p>
      <text:p text:style-name="P32"><text:tab/>if (!fp)</text:p>
      <text:p text:style-name="P32"><text:tab/>{</text:p>
      <text:p text:style-name="P32"><text:tab/><text:tab/>printf("\nUnable to open file, error.");</text:p>
      <text:p text:style-name="P32"><text:tab/><text:tab/>return 1;</text:p>
      <text:p text:style-name="P32"><text:tab/>}</text:p>
      <text:p text:style-name="P32"/>
      <text:p text:style-name="P32"><text:tab/>for (index = 0; index &lt; 32; index++)</text:p>
      <text:p text:style-name="P32"><text:tab/>{</text:p>
      <text:p text:style-name="P32"><text:tab/><text:tab/>retval = fread(&amp;data, sizeof(char), 1, fp);</text:p>
      <text:p text:style-name="P32"><text:tab/><text:tab/>if (retval == 0)</text:p>
      <text:p text:style-name="P32"><text:tab/><text:tab/>{</text:p>
      <text:p text:style-name="P32"><text:tab/><text:tab/><text:tab/>printf("\nRead byte %d. Contents: NULL.", index);</text:p>
      <text:p text:style-name="P32"><text:tab/><text:tab/>} else {</text:p>
      <text:p text:style-name="P32"><text:tab/><text:tab/><text:tab/>printf("\nRead byte %d. Contents: %d.", index, (int)data);</text:p>
      <text:p text:style-name="P32"><text:tab/><text:tab/>}</text:p>
      <text:p text:style-name="P32"><text:tab/>}</text:p>
      <text:p text:style-name="P32"/>
      <text:p text:style-name="P32"><text:tab/>fclose(fp);</text:p>
      <text:p text:style-name="P32"><text:tab/>return 0;</text:p>
      <text:p text:style-name="P32">}</text:p>
      <text:p text:style-name="P28"/>
      <text:p text:style-name="P28">output:</text:p>
      <text:p text:style-name="P31">Read byte 0. Contents: 0.</text:p>
      <text:p text:style-name="P31">Read byte 1. Contents: 1.</text:p>
      <text:p text:style-name="P31">Read byte 2. Contents: 2.</text:p>
      <text:p text:style-name="P31">Read byte 3. Contents: 3.</text:p>
      <text:p text:style-name="P31">Read byte 4. Contents: 4.</text:p>
      <text:p text:style-name="P31">Read byte 5. Contents: 5.</text:p>
      <text:p text:style-name="P31">Read byte 6. Contents: 6.</text:p>
      <text:p text:style-name="P31">Read byte 7. Contents: 7.</text:p>
      <text:p text:style-name="P31">Read byte 8. Contents: 8.</text:p>
      <text:p text:style-name="P31">Read byte 9. Contents: 9.</text:p>
      <text:p text:style-name="P31">Read byte 10. Contents: 10.</text:p>
      <text:p text:style-name="P31">Read byte 11. Contents: 11.</text:p>
      <text:p text:style-name="P31">Read byte 12. Contents: 12.</text:p>
      <text:p text:style-name="P31">Read byte 13. Contents: 13.</text:p>
      <text:p text:style-name="P31">Read byte 14. Contents: 14.</text:p>
      <text:p text:style-name="P31">Read byte 15. Contents: 0.</text:p>
      <text:p text:style-name="P31">Read byte 16. Contents: 0.</text:p>
      <text:p text:style-name="P31">Read byte 17. Contents: 0.</text:p>
      <text:p text:style-name="P31">Read byte 18. Contents: 0.</text:p>
      <text:p text:style-name="P31">Read byte 19. Contents: 0.</text:p>
      <text:p text:style-name="P31">Read byte 20. Contents: 0.</text:p>
      <text:p text:style-name="P31">Read byte 21. Contents: 0.</text:p>
      <text:p text:style-name="P31">Read byte 22. Contents: 0.</text:p>
      <text:p text:style-name="P31">Read byte 23. Contents: 0.</text:p>
      <text:p text:style-name="P31">Read byte 24. Contents: 0.</text:p>
      <text:p text:style-name="P31">Read byte 25. Contents: 0.</text:p>
      <text:p text:style-name="P31">Read byte 26. Contents: 0.</text:p>
      <text:p text:style-name="P31">Read byte 27. Contents: 0.</text:p>
      <text:p text:style-name="P31">Read byte 28. Contents: 0.</text:p>
      <text:p text:style-name="P31">Read byte 29. Contents: 0.</text:p>
      <text:p text:style-name="P31">Read byte 30. Contents: 0.</text:p>
      <text:p text:style-name="P31">Read byte 31. Contents: 0.</text:p>
      <text:p text:style-name="P28"/>
      <text:p text:style-name="P28">32 bytes can be read.</text:p>
      <text:p text:style-name="P27"/>
      <text:p text:style-name="P8"><text:soft-page-break/>3e. Note unexpected behavior.</text:p>
      <text:p text:style-name="P29"/>
      <text:p text:style-name="P29">In problem 3d we can read the first 32 bytes of the file, but we only wrote 16. The padding zeros were added outside of our direct supervision.</text:p>
      <text:p text:style-name="P13"/>
      <text:p text:style-name="P4">3. Discuss a plan for backing up filesystems whose files are changing during the backup period.</text:p>
      <text:p text:style-name="P13"/>
      <text:p text:style-name="P13">While there are programs such as Duplicity that handle these events for a user <text:span text:style-name="T3">and device schemes such as LVM that can create cohesive snapshots of an entire filesystem,</text:span> they somewhat defeat the discussion here. Instead, let's consider a backup plan based on GNU/Linux systems which have <text:span text:style-name="T3">C programs</text:span> tied to the cron timer. We'll be backing up from local disks to a NFS mount on the local network.</text:p>
      <text:p text:style-name="P13"/>
      <text:p text:style-name="P16">There are likely many ways to go about this, but one of the more interesting approaches would be to mimic the live-migration utilities available in the Xen hypervisor. In short, Xen will keep a machine running as long as possible before “jumping” it to a different host, striving to pull the machine offline for such a short period of time as to make it imperceptible. We'll focus on the memory/RAM aspects of this, as they pertain to our backup plan. The running hosts's memory is copied to an awaiting receiver, but in the time it takes for that transfer to occur, the primary memory's data has changed! So Xen finishes the first copy <text:span text:style-name="T10">(largest)</text:span> and goes back to compare the two <text:span text:style-name="T10">systems </text:span>block by block, updating remote blocks <text:span text:style-name="T11">as</text:span> differences are found, <text:span text:style-name="T10">which takes less time than the first transfer</text:span>. But wait, <text:span text:style-name="T10">some </text:span>more changes <text:span text:style-name="T10">(but fewer)</text:span> have happened while <text:span text:style-name="T5">the </text:span><text:span text:style-name="T4">second</text:span><text:span text:style-name="T6"> copy process was underway. Xen goes back and will repeat the </text:span><text:span text:style-name="T7">copy </text:span><text:span text:style-name="T6">a multitude of times (generally up to 29 iterations), until the deltas between the live memory and the remote memory are whittled away to </text:span><text:span text:style-name="T7">be </text:span><text:span text:style-name="T6">very small. Then the running </text:span><text:span text:style-name="T8">service</text:span><text:span text:style-name="T6"> is </text:span><text:span text:style-name="T7">forced to</text:span><text:span text:style-name="T6"> hibernate, the last few memory deltas are fired off to the new host, and the </text:span><text:span text:style-name="T8">virtual system</text:span><text:span text:style-name="T6"> is is then brought out of hibernation on the new machine </text:span><text:span text:style-name="T7">with all of its memory in place</text:span><text:span text:style-name="T6">. </text:span><text:span text:style-name="T7">Ta-da, live migration.</text:span></text:p>
      <text:p text:style-name="P16"><text:span text:style-name="T7"/></text:p>
      <text:p text:style-name="P17"><text:span text:style-name="T7">O</text:span><text:span text:style-name="T6">ur analog in backups would be to write a program or shell file which begins by copying live to the backup location. Then it would continue to slosh the changes over until it catches a point at which the remote backup perfectly matches the live system, at which point it would declare the backup a success and exit. This can be defeated by writing to the disk faster than the program can copy the changed block data to the backup, but it's a concern we can generally ignore on most desktop systems.</text:span></text:p>
      <text:p text:style-name="P12"/>
      <text:p text:style-name="P14">Additional resource:</text:p>
      <text:p text:style-name="P14"><text:a xlink:type="simple" xlink:href="http://wiki.prgmr.com/mediawiki/index.php/Chapter_9:_Xen_Migration#How_It_Works" text:style-name="Internet_20_link" text:visited-style-name="Visited_20_Internet_20_Link"><text:span text:style-name="T2">http://wiki.prgmr.com/mediawiki/index.php/Chapter_9:_Xen_Migration#How_It_Works</text:span></text:a></text:p>
      <text:p text:style-name="P14"/>
      <text:p text:style-name="P5"/>
      <text:p text:style-name="P37">4a. Text 4-36</text:p>
      <text:p text:style-name="P5">Consider the idea behind Fig. 4-21, but now for a disk with a mean seek time of 6msec, a rotational rate of 15,000 rpm, and 1,048,576 bytes per track. What are the data rates for block sizes of 1KB, 2KB, and 4KB, respectively?</text:p>
      <text:p text:style-name="P18"/>
      <text:p text:style-name="P19">(s) Mean seek time: 6 ms</text:p>
      <text:p text:style-name="P19">(d) Disk speed: 15,000 rpm</text:p>
      <text:p text:style-name="P19">(r) Rotation time: 4 ms</text:p>
      <text:p text:style-name="P19">(z) Track size: 1,048,576 bytes</text:p>
      <text:p text:style-name="P19">(k) Block sizes: 1/2/4 KB</text:p>
      <text:p text:style-name="P19"/>
      <text:p text:style-name="P19">Formula: (s) + (r/2) + (k/z) * r</text:p>
      <text:p text:style-name="P19"/>
      <text:p text:style-name="P19">1KB: (6)+(2)+(1,000/1,048,576)*4 = 8.0038 ms</text:p>
      <text:p text:style-name="P19">2KB: (6)+(2)+(2,000/1,048,576)*4 = 8.0076 ms</text:p>
      <text:p text:style-name="P19">4KB: (6)+(2)+(4,000/1,048,576)*4 = 8.0152 ms</text:p>
      <text:p text:style-name="P19"/>
      <text:p text:style-name="P6">4b. Text 4-36 with disk speed of 30,000 rpm</text:p>
      <text:p text:style-name="P22"/>
      <text:p text:style-name="P23">(d) Disk speed: 30,000 rpm</text:p>
      <text:p text:style-name="P23">(r) Rotation time: 2 ms</text:p>
      <text:p text:style-name="P22"/>
      <text:p text:style-name="P20">1KB: (6)+(<text:span text:style-name="T12">1</text:span>)+(1,000/1,048,576)*<text:span text:style-name="T12">2</text:span> = <text:span text:style-name="T12">7.0019</text:span> ms</text:p>
      <text:p text:style-name="P20">2KB: (6)+(<text:span text:style-name="T12">1</text:span>)+(2,000/1,048,576)*<text:span text:style-name="T12">2</text:span> = <text:span text:style-name="T12">7.0038</text:span> ms</text:p>
      <text:p text:style-name="P20">4KB: (6)+(<text:span text:style-name="T12">1</text:span>)+(4,000/1,048,576)*<text:span text:style-name="T12">2</text:span> = <text:span text:style-name="T12">7.0076</text:span> ms</text:p>
      <text:p text:style-name="P20"/>
      <text:p text:style-name="P7">4c. Text 4-36 with 2x number of bytes per track</text:p>
      <text:p text:style-name="P24"/>
      <text:p text:style-name="P24">(z) Track size: 2,097,152 bytes</text:p>
      <text:p text:style-name="P24"/>
      <text:p text:style-name="P21">1KB: (6)+(<text:span text:style-name="T13">2</text:span>)+(1,000/<text:span text:style-name="T13">2,097,152</text:span>)*<text:span text:style-name="T13">4</text:span> = <text:span text:style-name="T14">8.0019</text:span> ms</text:p>
      <text:p text:style-name="P21">2KB: (6)+(<text:span text:style-name="T13">2</text:span>)+(2,000/<text:span text:style-name="T13">2,097,152</text:span>)*<text:span text:style-name="T13">4</text:span> = <text:span text:style-name="T14">8.0038</text:span> ms</text:p>
      <text:p text:style-name="P21">4KB: (6)+(<text:span text:style-name="T13">2</text:span>)+(4,000/<text:span text:style-name="T13">2,097,152</text:span>)*<text:span text:style-name="T13">4</text:span> = <text:span text:style-name="T14">8.0076</text:span> ms</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0T21:30:08.258156091</meta:creation-date>
    <dc:date>2015-11-10T23:35:42.522601484</dc:date>
    <meta:editing-duration>PT1H19M54S</meta:editing-duration>
    <meta:editing-cycles>20</meta:editing-cycles>
    <meta:generator>LibreOffice/5.0.2.2$Linux_X86_64 LibreOffice_project/00m0$Build-2</meta:generator>
    <meta:document-statistic meta:table-count="0" meta:image-count="0" meta:object-count="0" meta:page-count="6" meta:paragraph-count="211" meta:word-count="1667" meta:character-count="9490" meta:non-whitespace-character-count="7924"/>
  </office:meta>
</office:document-meta>
</file>